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ICERA TORRES, MARIANO ALBERT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44627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1682409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ICERA TORRES, MARIANO ALBER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44627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9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27</text:p>
            <text:p text:style-name="P12"/>
          </table:table-cell>
        </table:table-row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62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18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3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5/08/2021</text:p>
          </table:table-cell>
          <table:table-cell table:style-name="Tabla2.A2" office:value-type="string">
            <text:p text:style-name="P9">20726564</text:p>
          </table:table-cell>
          <table:table-cell table:style-name="Tabla2.A2" office:value-type="string">
            <text:p text:style-name="P9">213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CARMEN VARGAS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5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06:3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